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雲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雲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雲林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9470" calcext:value-type="float">
            <text:p>99,470</text:p>
          </table:table-cell>
          <table:table-cell table:style-name="ce3" office:value-type="float" office:value="169516" calcext:value-type="float">
            <text:p>169,516</text:p>
          </table:table-cell>
          <table:table-cell table:style-name="ce3" office:value-type="float" office:value="111633" calcext:value-type="float">
            <text:p>111,633</text:p>
          </table:table-cell>
          <table:table-cell table:style-name="ce3" office:value-type="float" office:value="380619" calcext:value-type="float">
            <text:p>380,619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384037" calcext:value-type="float">
            <text:p>384,0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039" calcext:value-type="float">
            <text:p>384,039</text:p>
          </table:table-cell>
          <table:table-cell table:style-name="ce3" office:value-type="float" office:value="176257" calcext:value-type="float">
            <text:p>176,257</text:p>
          </table:table-cell>
          <table:table-cell table:style-name="ce3" office:value-type="float" office:value="560296" calcext:value-type="float">
            <text:p>560,296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麥寮鄉</text:p>
          </table:table-cell>
          <table:table-cell table:style-name="ce2"/>
          <table:table-cell table:style-name="ce3" office:value-type="float" office:value="8235" calcext:value-type="float">
            <text:p>8,235</text:p>
          </table:table-cell>
          <table:table-cell table:style-name="ce3" office:value-type="float" office:value="8720" calcext:value-type="float">
            <text:p>8,720</text:p>
          </table:table-cell>
          <table:table-cell table:style-name="ce3" office:value-type="float" office:value="7477" calcext:value-type="float">
            <text:p>7,477</text:p>
          </table:table-cell>
          <table:table-cell table:style-name="ce3" office:value-type="float" office:value="24432" calcext:value-type="float">
            <text:p>24,4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682" calcext:value-type="float">
            <text:p>24,6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83" calcext:value-type="float">
            <text:p>24,683</text:p>
          </table:table-cell>
          <table:table-cell table:style-name="ce3" office:value-type="float" office:value="15118" calcext:value-type="float">
            <text:p>15,118</text:p>
          </table:table-cell>
          <table:table-cell table:style-name="ce3" office:value-type="float" office:value="39801" calcext:value-type="float">
            <text:p>39,801</text:p>
          </table:table-cell>
          <table:table-cell table:style-name="ce4" office:value-type="string" calcext:value-type="string">
            <text:p>6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麥豐村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7525" calcext:value-type="float">
            <text:p>7,525</text:p>
          </table:table-cell>
          <table:table-cell table:style-name="ce4" office:value-type="string" calcext:value-type="string">
            <text:p>6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麥津村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53" calcext:value-type="float">
            <text:p>2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3" calcext:value-type="float">
            <text:p>2,653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4273" calcext:value-type="float">
            <text:p>4,273</text:p>
          </table:table-cell>
          <table:table-cell table:style-name="ce4" office:value-type="string" calcext:value-type="string">
            <text:p>6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6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華村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006" calcext:value-type="float">
            <text:p>3,006</text:p>
          </table:table-cell>
          <table:table-cell table:style-name="ce4" office:value-type="string" calcext:value-type="string">
            <text:p>6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225" calcext:value-type="float">
            <text:p>2,225</text:p>
          </table:table-cell>
          <table:table-cell table:style-name="ce4" office:value-type="string" calcext:value-type="string">
            <text:p>58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安村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3039" calcext:value-type="float">
            <text:p>3,039</text:p>
          </table:table-cell>
          <table:table-cell table:style-name="ce4" office:value-type="string" calcext:value-type="string">
            <text:p>56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561" calcext:value-type="float">
            <text:p>1,561</text:p>
          </table:table-cell>
          <table:table-cell table:style-name="ce4" office:value-type="string" calcext:value-type="string">
            <text:p>6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盛村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251" calcext:value-type="float">
            <text:p>2,251</text:p>
          </table:table-cell>
          <table:table-cell table:style-name="ce4" office:value-type="string" calcext:value-type="string">
            <text:p>6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後村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6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060" calcext:value-type="float">
            <text:p>4,060</text:p>
          </table:table-cell>
          <table:table-cell table:style-name="ce4" office:value-type="string" calcext:value-type="string">
            <text:p>6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6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施厝村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3666" calcext:value-type="float">
            <text:p>3,666</text:p>
          </table:table-cell>
          <table:table-cell table:style-name="ce4" office:value-type="string" calcext:value-type="string">
            <text:p>6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雷厝村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236" calcext:value-type="float">
            <text:p>2,236</text:p>
          </table:table-cell>
          <table:table-cell table:style-name="ce4" office:value-type="string" calcext:value-type="string">
            <text:p>63.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臺西鄉</text:p>
          </table:table-cell>
          <table:table-cell table:style-name="ce2"/>
          <table:table-cell table:style-name="ce3" office:value-type="float" office:value="3082" calcext:value-type="float">
            <text:p>3,082</text:p>
          </table:table-cell>
          <table:table-cell table:style-name="ce3" office:value-type="float" office:value="4579" calcext:value-type="float">
            <text:p>4,579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11754" calcext:value-type="float">
            <text:p>11,75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1887" calcext:value-type="float">
            <text:p>11,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7" calcext:value-type="float">
            <text:p>11,887</text:p>
          </table:table-cell>
          <table:table-cell table:style-name="ce3" office:value-type="float" office:value="7517" calcext:value-type="float">
            <text:p>7,517</text:p>
          </table:table-cell>
          <table:table-cell table:style-name="ce3" office:value-type="float" office:value="19404" calcext:value-type="float">
            <text:p>19,404</text:p>
          </table:table-cell>
          <table:table-cell table:style-name="ce4" office:value-type="string" calcext:value-type="string">
            <text:p>6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西村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南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北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61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寮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5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5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厝村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5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榔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港村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689" calcext:value-type="float">
            <text:p>1,689</text:p>
          </table:table-cell>
          <table:table-cell table:style-name="ce4" office:value-type="string" calcext:value-type="string">
            <text:p>6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琦村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6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6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豐村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5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蚊港村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60.0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勢鄉</text:p>
          </table:table-cell>
          <table:table-cell table:style-name="ce2"/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3636" calcext:value-type="float">
            <text:p>3,636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7741" calcext:value-type="float">
            <text:p>7,7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797" calcext:value-type="float">
            <text:p>7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7" calcext:value-type="float">
            <text:p>7,797</text:p>
          </table:table-cell>
          <table:table-cell table:style-name="ce3" office:value-type="float" office:value="4267" calcext:value-type="float">
            <text:p>4,267</text:p>
          </table:table-cell>
          <table:table-cell table:style-name="ce3" office:value-type="float" office:value="12064" calcext:value-type="float">
            <text:p>12,064</text:p>
          </table:table-cell>
          <table:table-cell table:style-name="ce4" office:value-type="string" calcext:value-type="string">
            <text:p>6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隆村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6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南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北村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程海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南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6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南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800" calcext:value-type="float">
            <text:p>1,800</text:p>
          </table:table-cell>
          <table:table-cell table:style-name="ce4" office:value-type="string" calcext:value-type="string">
            <text:p>6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美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6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坤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1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褒忠鄉</text:p>
          </table:table-cell>
          <table:table-cell table:style-name="ce2"/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7056" calcext:value-type="float">
            <text:p>7,05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131" calcext:value-type="float">
            <text:p>7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1" calcext:value-type="float">
            <text:p>7,131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10441" calcext:value-type="float">
            <text:p>10,441</text:p>
          </table:table-cell>
          <table:table-cell table:style-name="ce4" office:value-type="string" calcext:value-type="string">
            <text:p>68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民村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66" calcext:value-type="float">
            <text:p>1,766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姜村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6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勝村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鳴村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67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湖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有才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1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土庫鎮</text:p>
          </table:table-cell>
          <table:table-cell table:style-name="ce2"/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7334" calcext:value-type="float">
            <text:p>7,334</text:p>
          </table:table-cell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16159" calcext:value-type="float">
            <text:p>16,15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320" calcext:value-type="float">
            <text:p>16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0" calcext:value-type="float">
            <text:p>16,320</text:p>
          </table:table-cell>
          <table:table-cell table:style-name="ce3" office:value-type="float" office:value="7004" calcext:value-type="float">
            <text:p>7,004</text:p>
          </table:table-cell>
          <table:table-cell table:style-name="ce3" office:value-type="float" office:value="23324" calcext:value-type="float">
            <text:p>23,324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宮北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越港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邊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1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廟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898" calcext:value-type="float">
            <text:p>2,898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新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67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奮起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腳里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6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14" calcext:value-type="float">
            <text:p>2,214</text:p>
          </table:table-cell>
          <table:table-cell table:style-name="ce4" office:value-type="string" calcext:value-type="string">
            <text:p>68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內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6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荖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98" calcext:value-type="float">
            <text:p>1,798</text:p>
          </table:table-cell>
          <table:table-cell table:style-name="ce4" office:value-type="string" calcext:value-type="string">
            <text:p>70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67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虎尾鎮</text:p>
          </table:table-cell>
          <table:table-cell table:style-name="ce2"/>
          <table:table-cell table:style-name="ce3" office:value-type="float" office:value="11842" calcext:value-type="float">
            <text:p>11,842</text:p>
          </table:table-cell>
          <table:table-cell table:style-name="ce3" office:value-type="float" office:value="16327" calcext:value-type="float">
            <text:p>16,327</text:p>
          </table:table-cell>
          <table:table-cell table:style-name="ce3" office:value-type="float" office:value="13473" calcext:value-type="float">
            <text:p>13,473</text:p>
          </table:table-cell>
          <table:table-cell table:style-name="ce3" office:value-type="float" office:value="41642" calcext:value-type="float">
            <text:p>41,64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2006" calcext:value-type="float">
            <text:p>4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06" calcext:value-type="float">
            <text:p>42,006</text:p>
          </table:table-cell>
          <table:table-cell table:style-name="ce3" office:value-type="float" office:value="15392" calcext:value-type="float">
            <text:p>15,392</text:p>
          </table:table-cell>
          <table:table-cell table:style-name="ce3" office:value-type="float" office:value="57398" calcext:value-type="float">
            <text:p>57,398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6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安里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92" calcext:value-type="float">
            <text:p>2,692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92" calcext:value-type="float">
            <text:p>2,392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018" calcext:value-type="float">
            <text:p>3,018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546" calcext:value-type="float">
            <text:p>3,546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05" calcext:value-type="float">
            <text:p>2,205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730" calcext:value-type="float">
            <text:p>3,730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穎川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977" calcext:value-type="float">
            <text:p>1,977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5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埒內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505" calcext:value-type="float">
            <text:p>2,505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堀頭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廉使里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643" calcext:value-type="float">
            <text:p>3,643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261" calcext:value-type="float">
            <text:p>2,261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63" calcext:value-type="float">
            <text:p>2,463</text:p>
          </table:table-cell>
          <table:table-cell table:style-name="ce4" office:value-type="string" calcext:value-type="string">
            <text:p>74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屯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屯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墾地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206" calcext:value-type="float">
            <text:p>2,206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溪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四湖鄉</text:p>
          </table:table-cell>
          <table:table-cell table:style-name="ce2"/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5157" calcext:value-type="float">
            <text:p>5,157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0781" calcext:value-type="float">
            <text:p>10,78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0908" calcext:value-type="float">
            <text:p>10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8" calcext:value-type="float">
            <text:p>10,908</text:p>
          </table:table-cell>
          <table:table-cell table:style-name="ce3" office:value-type="float" office:value="8072" calcext:value-type="float">
            <text:p>8,072</text:p>
          </table:table-cell>
          <table:table-cell table:style-name="ce3" office:value-type="float" office:value="18980" calcext:value-type="float">
            <text:p>18,980</text:p>
          </table:table-cell>
          <table:table-cell table:style-name="ce4" office:value-type="string" calcext:value-type="string">
            <text:p>5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6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6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場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蔡厝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5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寮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施湖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5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羊調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58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4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飛東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5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飛沙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5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姓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6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北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573" calcext:value-type="float">
            <text:p>1,573</text:p>
          </table:table-cell>
          <table:table-cell table:style-name="ce4" office:value-type="string" calcext:value-type="string">
            <text:p>5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南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5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溝村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4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萡子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5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萡東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5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厝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5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東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5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尾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54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元長鄉</text:p>
          </table:table-cell>
          <table:table-cell table:style-name="ce2"/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6538" calcext:value-type="float">
            <text:p>6,538</text:p>
          </table:table-cell>
          <table:table-cell table:style-name="ce3" office:value-type="float" office:value="3642" calcext:value-type="float">
            <text:p>3,642</text:p>
          </table:table-cell>
          <table:table-cell table:style-name="ce3" office:value-type="float" office:value="13113" calcext:value-type="float">
            <text:p>13,11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50" calcext:value-type="float">
            <text:p>13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0" calcext:value-type="float">
            <text:p>13,250</text:p>
          </table:table-cell>
          <table:table-cell table:style-name="ce3" office:value-type="float" office:value="7543" calcext:value-type="float">
            <text:p>7,543</text:p>
          </table:table-cell>
          <table:table-cell table:style-name="ce3" office:value-type="float" office:value="20793" calcext:value-type="float">
            <text:p>20,793</text:p>
          </table:table-cell>
          <table:table-cell table:style-name="ce4" office:value-type="string" calcext:value-type="string">
            <text:p>6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南村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6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北村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61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子茂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6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內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塊村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西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5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東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客厝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卓運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6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莊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北村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南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6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仔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8.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口湖鄉</text:p>
          </table:table-cell>
          <table:table-cell table:style-name="ce2"/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6967" calcext:value-type="float">
            <text:p>6,967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13342" calcext:value-type="float">
            <text:p>13,34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453" calcext:value-type="float">
            <text:p>13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3" calcext:value-type="float">
            <text:p>13,453</text:p>
          </table:table-cell>
          <table:table-cell table:style-name="ce3" office:value-type="float" office:value="8836" calcext:value-type="float">
            <text:p>8,836</text:p>
          </table:table-cell>
          <table:table-cell table:style-name="ce3" office:value-type="float" office:value="22289" calcext:value-type="float">
            <text:p>22,289</text:p>
          </table:table-cell>
          <table:table-cell table:style-name="ce4" office:value-type="string" calcext:value-type="string">
            <text:p>60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口湖村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6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6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湖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5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6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北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謝厝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5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907" calcext:value-type="float">
            <text:p>1,907</text:p>
          </table:table-cell>
          <table:table-cell table:style-name="ce4" office:value-type="string" calcext:value-type="string">
            <text:p>5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中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5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蚶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5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5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子村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817" calcext:value-type="float">
            <text:p>1,817</text:p>
          </table:table-cell>
          <table:table-cell table:style-name="ce4" office:value-type="string" calcext:value-type="string">
            <text:p>6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龍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梧南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6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梧北村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井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厝村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6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5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港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55.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水林鄉</text:p>
          </table:table-cell>
          <table:table-cell table:style-name="ce2"/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7378" calcext:value-type="float">
            <text:p>7,378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12860" calcext:value-type="float">
            <text:p>12,86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005" calcext:value-type="float">
            <text:p>13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5" calcext:value-type="float">
            <text:p>13,005</text:p>
          </table:table-cell>
          <table:table-cell table:style-name="ce3" office:value-type="float" office:value="7365" calcext:value-type="float">
            <text:p>7,365</text:p>
          </table:table-cell>
          <table:table-cell table:style-name="ce3" office:value-type="float" office:value="20370" calcext:value-type="float">
            <text:p>20,370</text:p>
          </table:table-cell>
          <table:table-cell table:style-name="ce4" office:value-type="string" calcext:value-type="string">
            <text:p>6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北村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6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南村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918" calcext:value-type="float">
            <text:p>1,918</text:p>
          </table:table-cell>
          <table:table-cell table:style-name="ce4" office:value-type="string" calcext:value-type="string">
            <text:p>69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興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8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溝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興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9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山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埔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車港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6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秦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5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西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蕃薯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北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中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西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瓊埔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底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5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厝村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68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港鎮</text:p>
          </table:table-cell>
          <table:table-cell table:style-name="ce2"/>
          <table:table-cell table:style-name="ce3" office:value-type="float" office:value="5411" calcext:value-type="float">
            <text:p>5,411</text:p>
          </table:table-cell>
          <table:table-cell table:style-name="ce3" office:value-type="float" office:value="10953" calcext:value-type="float">
            <text:p>10,953</text:p>
          </table:table-cell>
          <table:table-cell table:style-name="ce3" office:value-type="float" office:value="6000" calcext:value-type="float">
            <text:p>6,000</text:p>
          </table:table-cell>
          <table:table-cell table:style-name="ce3" office:value-type="float" office:value="22364" calcext:value-type="float">
            <text:p>22,3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547" calcext:value-type="float">
            <text:p>2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47" calcext:value-type="float">
            <text:p>22,547</text:p>
          </table:table-cell>
          <table:table-cell table:style-name="ce3" office:value-type="float" office:value="9210" calcext:value-type="float">
            <text:p>9,210</text:p>
          </table:table-cell>
          <table:table-cell table:style-name="ce3" office:value-type="float" office:value="31757" calcext:value-type="float">
            <text:p>31,757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民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9" calcext:value-type="float">
            <text:p>359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榮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5" calcext:value-type="float">
            <text:p>345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賜福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勝里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567" calcext:value-type="float">
            <text:p>4,567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96" calcext:value-type="float">
            <text:p>1,596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扶朝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埔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68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451" calcext:value-type="float">
            <text:p>4,4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6174" calcext:value-type="float">
            <text:p>6,174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溝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8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6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府番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湖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6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溝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58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北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收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腳里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828" calcext:value-type="float">
            <text:p>2,828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崙背鄉</text:p>
          </table:table-cell>
          <table:table-cell table:style-name="ce2"/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6165" calcext:value-type="float">
            <text:p>6,165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2947" calcext:value-type="float">
            <text:p>12,94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098" calcext:value-type="float">
            <text:p>13,0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99" calcext:value-type="float">
            <text:p>13,099</text:p>
          </table:table-cell>
          <table:table-cell table:style-name="ce3" office:value-type="float" office:value="6622" calcext:value-type="float">
            <text:p>6,622</text:p>
          </table:table-cell>
          <table:table-cell table:style-name="ce3" office:value-type="float" office:value="19721" calcext:value-type="float">
            <text:p>19,721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村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榮村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68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陽村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13" calcext:value-type="float">
            <text:p>2,213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前村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32" calcext:value-type="float">
            <text:p>1,932</text:p>
          </table:table-cell>
          <table:table-cell table:style-name="ce4" office:value-type="string" calcext:value-type="string">
            <text:p>6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68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村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勸村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933" calcext:value-type="float">
            <text:p>1,933</text:p>
          </table:table-cell>
          <table:table-cell table:style-name="ce4" office:value-type="string" calcext:value-type="string">
            <text:p>6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魁村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6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村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5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6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枋南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二崙鄉</text:p>
          </table:table-cell>
          <table:table-cell table:style-name="ce2"/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7884" calcext:value-type="float">
            <text:p>7,884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14547" calcext:value-type="float">
            <text:p>14,54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4682" calcext:value-type="float">
            <text:p>14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2" calcext:value-type="float">
            <text:p>14,682</text:p>
          </table:table-cell>
          <table:table-cell table:style-name="ce3" office:value-type="float" office:value="7130" calcext:value-type="float">
            <text:p>7,130</text:p>
          </table:table-cell>
          <table:table-cell table:style-name="ce3" office:value-type="float" office:value="21812" calcext:value-type="float">
            <text:p>21,812</text:p>
          </table:table-cell>
          <table:table-cell table:style-name="ce4" office:value-type="string" calcext:value-type="string">
            <text:p>6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東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西村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56" calcext:value-type="float">
            <text:p>1,656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來惠村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6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6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54" calcext:value-type="float">
            <text:p>1,754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定安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定村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庄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賢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68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後村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6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6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西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5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螺鎮</text:p>
          </table:table-cell>
          <table:table-cell table:style-name="ce2"/>
          <table:table-cell table:style-name="ce3" office:value-type="float" office:value="6761" calcext:value-type="float">
            <text:p>6,761</text:p>
          </table:table-cell>
          <table:table-cell table:style-name="ce3" office:value-type="float" office:value="12658" calcext:value-type="float">
            <text:p>12,658</text:p>
          </table:table-cell>
          <table:table-cell table:style-name="ce3" office:value-type="float" office:value="6175" calcext:value-type="float">
            <text:p>6,175</text:p>
          </table:table-cell>
          <table:table-cell table:style-name="ce3" office:value-type="float" office:value="25594" calcext:value-type="float">
            <text:p>25,59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821" calcext:value-type="float">
            <text:p>25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1" calcext:value-type="float">
            <text:p>25,821</text:p>
          </table:table-cell>
          <table:table-cell table:style-name="ce3" office:value-type="float" office:value="10914" calcext:value-type="float">
            <text:p>10,914</text:p>
          </table:table-cell>
          <table:table-cell table:style-name="ce3" office:value-type="float" office:value="36735" calcext:value-type="float">
            <text:p>36,735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990" calcext:value-type="float">
            <text:p>1,990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791" calcext:value-type="float">
            <text:p>2,791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7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光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599" calcext:value-type="float">
            <text:p>4,599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68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隆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座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6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南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8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6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莿桐鄉</text:p>
          </table:table-cell>
          <table:table-cell table:style-name="ce2"/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8290" calcext:value-type="float">
            <text:p>8,290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16627" calcext:value-type="float">
            <text:p>16,62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756" calcext:value-type="float">
            <text:p>16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56" calcext:value-type="float">
            <text:p>16,756</text:p>
          </table:table-cell>
          <table:table-cell table:style-name="ce3" office:value-type="float" office:value="6709" calcext:value-type="float">
            <text:p>6,709</text:p>
          </table:table-cell>
          <table:table-cell table:style-name="ce3" office:value-type="float" office:value="23465" calcext:value-type="float">
            <text:p>23,465</text:p>
          </table:table-cell>
          <table:table-cell table:style-name="ce4" office:value-type="string" calcext:value-type="string">
            <text:p>71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村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052" calcext:value-type="float">
            <text:p>4,052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厝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西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6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桐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子村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958" calcext:value-type="float">
            <text:p>1,958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美村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979" calcext:value-type="float">
            <text:p>2,979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貴村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12" calcext:value-type="float">
            <text:p>1,812</text:p>
          </table:table-cell>
          <table:table-cell table:style-name="ce4" office:value-type="string" calcext:value-type="string">
            <text:p>69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合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華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68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村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16" calcext:value-type="float">
            <text:p>1,716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林內鄉</text:p>
          </table:table-cell>
          <table:table-cell table:style-name="ce2"/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4306" calcext:value-type="float">
            <text:p>4,306</text:p>
          </table:table-cell>
          <table:table-cell table:style-name="ce3" office:value-type="float" office:value="3069" calcext:value-type="float">
            <text:p>3,069</text:p>
          </table:table-cell>
          <table:table-cell table:style-name="ce3" office:value-type="float" office:value="10162" calcext:value-type="float">
            <text:p>10,16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265" calcext:value-type="float">
            <text:p>10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5" calcext:value-type="float">
            <text:p>10,265</text:p>
          </table:table-cell>
          <table:table-cell table:style-name="ce3" office:value-type="float" office:value="4214" calcext:value-type="float">
            <text:p>4,214</text:p>
          </table:table-cell>
          <table:table-cell table:style-name="ce3" office:value-type="float" office:value="14479" calcext:value-type="float">
            <text:p>14,479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南村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村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493" calcext:value-type="float">
            <text:p>2,4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431" calcext:value-type="float">
            <text:p>3,431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北村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90" calcext:value-type="float">
            <text:p>1,990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8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茂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芎村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88" calcext:value-type="float">
            <text:p>2,488</text:p>
          </table:table-cell>
          <table:table-cell table:style-name="ce4" office:value-type="string" calcext:value-type="string">
            <text:p>68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本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塗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麻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25" calcext:value-type="float">
            <text:p>1,725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斗六市</text:p>
          </table:table-cell>
          <table:table-cell table:style-name="ce2"/>
          <table:table-cell table:style-name="ce3" office:value-type="float" office:value="18150" calcext:value-type="float">
            <text:p>18,150</text:p>
          </table:table-cell>
          <table:table-cell table:style-name="ce3" office:value-type="float" office:value="24581" calcext:value-type="float">
            <text:p>24,581</text:p>
          </table:table-cell>
          <table:table-cell table:style-name="ce3" office:value-type="float" office:value="21505" calcext:value-type="float">
            <text:p>21,505</text:p>
          </table:table-cell>
          <table:table-cell table:style-name="ce3" office:value-type="float" office:value="64236" calcext:value-type="float">
            <text:p>64,23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4682" calcext:value-type="float">
            <text:p>64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82" calcext:value-type="float">
            <text:p>64,682</text:p>
          </table:table-cell>
          <table:table-cell table:style-name="ce3" office:value-type="float" office:value="24036" calcext:value-type="float">
            <text:p>24,036</text:p>
          </table:table-cell>
          <table:table-cell table:style-name="ce3" office:value-type="float" office:value="88718" calcext:value-type="float">
            <text:p>88,718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3604" calcext:value-type="float">
            <text:p>3,604</text:p>
          </table:table-cell>
          <table:table-cell table:style-name="ce4" office:value-type="string" calcext:value-type="string">
            <text:p>6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230" calcext:value-type="float">
            <text:p>2,230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750" calcext:value-type="float">
            <text:p>4,750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650" calcext:value-type="float">
            <text:p>3,650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43" calcext:value-type="float">
            <text:p>2,643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誠里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074" calcext:value-type="float">
            <text:p>3,074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805" calcext:value-type="float">
            <text:p>2,805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282" calcext:value-type="float">
            <text:p>2,282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頭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085" calcext:value-type="float">
            <text:p>4,085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42" calcext:value-type="float">
            <text:p>2,542</text:p>
          </table:table-cell>
          <table:table-cell table:style-name="ce4" office:value-type="string" calcext:value-type="string">
            <text:p>7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340" calcext:value-type="float">
            <text:p>3,340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69" calcext:value-type="float">
            <text:p>2,169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東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峯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66" calcext:value-type="float">
            <text:p>2,366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埧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厝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144" calcext:value-type="float">
            <text:p>2,144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久安里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312" calcext:value-type="float">
            <text:p>2,312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溪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307" calcext:value-type="float">
            <text:p>3,307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庄里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2" calcext:value-type="float">
            <text:p>4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2" calcext:value-type="float">
            <text:p>4,002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350" calcext:value-type="float">
            <text:p>5,350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平里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93" calcext:value-type="float">
            <text:p>1,893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中里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4421" calcext:value-type="float">
            <text:p>4,421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北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榴南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146" calcext:value-type="float">
            <text:p>2,146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林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805" calcext:value-type="float">
            <text:p>1,805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8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265" calcext:value-type="float">
            <text:p>3,265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160" calcext:value-type="float">
            <text:p>3,160</text:p>
          </table:table-cell>
          <table:table-cell table:style-name="ce4" office:value-type="string" calcext:value-type="string">
            <text:p>68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三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埤鄉</text:p>
          </table:table-cell>
          <table:table-cell table:style-name="ce2"/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5125" calcext:value-type="float">
            <text:p>5,125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10904" calcext:value-type="float">
            <text:p>10,90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91" calcext:value-type="float">
            <text:p>10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1" calcext:value-type="float">
            <text:p>10,991</text:p>
          </table:table-cell>
          <table:table-cell table:style-name="ce3" office:value-type="float" office:value="4685" calcext:value-type="float">
            <text:p>4,685</text:p>
          </table:table-cell>
          <table:table-cell table:style-name="ce3" office:value-type="float" office:value="15676" calcext:value-type="float">
            <text:p>15,676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和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田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岡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美村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7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61" calcext:value-type="float">
            <text:p>2,061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村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44" calcext:value-type="float">
            <text:p>1,744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結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怡然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8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鎮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60.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斗南鎮</text:p>
          </table:table-cell>
          <table:table-cell table:style-name="ce2"/>
          <table:table-cell table:style-name="ce3" office:value-type="float" office:value="6862" calcext:value-type="float">
            <text:p>6,862</text:p>
          </table:table-cell>
          <table:table-cell table:style-name="ce3" office:value-type="float" office:value="11479" calcext:value-type="float">
            <text:p>11,479</text:p>
          </table:table-cell>
          <table:table-cell table:style-name="ce3" office:value-type="float" office:value="8007" calcext:value-type="float">
            <text:p>8,007</text:p>
          </table:table-cell>
          <table:table-cell table:style-name="ce3" office:value-type="float" office:value="26348" calcext:value-type="float">
            <text:p>26,34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6560" calcext:value-type="float">
            <text:p>26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60" calcext:value-type="float">
            <text:p>26,560</text:p>
          </table:table-cell>
          <table:table-cell table:style-name="ce3" office:value-type="float" office:value="10231" calcext:value-type="float">
            <text:p>10,231</text:p>
          </table:table-cell>
          <table:table-cell table:style-name="ce3" office:value-type="float" office:value="36791" calcext:value-type="float">
            <text:p>36,791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仁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56" calcext:value-type="float">
            <text:p>2,056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847" calcext:value-type="float">
            <text:p>2,847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6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銘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天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子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龜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溪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靖興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7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丹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617" calcext:value-type="float">
            <text:p>2,617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昌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65" calcext:value-type="float">
            <text:p>3,365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僑真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234" calcext:value-type="float">
            <text:p>2,234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麻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伯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56" calcext:value-type="float">
            <text:p>2,756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頭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85" calcext:value-type="float">
            <text:p>2,085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古坑鄉</text:p>
          </table:table-cell>
          <table:table-cell table:style-name="ce2"/>
          <table:table-cell table:style-name="ce3" office:value-type="float" office:value="4522" calcext:value-type="float">
            <text:p>4,522</text:p>
          </table:table-cell>
          <table:table-cell table:style-name="ce3" office:value-type="float" office:value="8180" calcext:value-type="float">
            <text:p>8,180</text:p>
          </table:table-cell>
          <table:table-cell table:style-name="ce3" office:value-type="float" office:value="5308" calcext:value-type="float">
            <text:p>5,308</text:p>
          </table:table-cell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196" calcext:value-type="float">
            <text:p>18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96" calcext:value-type="float">
            <text:p>18,196</text:p>
          </table:table-cell>
          <table:table-cell table:style-name="ce3" office:value-type="float" office:value="8082" calcext:value-type="float">
            <text:p>8,082</text:p>
          </table:table-cell>
          <table:table-cell table:style-name="ce3" office:value-type="float" office:value="26278" calcext:value-type="float">
            <text:p>26,278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棋盤村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950" calcext:value-type="float">
            <text:p>1,950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村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042" calcext:value-type="float">
            <text:p>3,042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荷苞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林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碓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坑村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217" calcext:value-type="float">
            <text:p>2,217</text:p>
          </table:table-cell>
          <table:table-cell table:style-name="ce4" office:value-type="string" calcext:value-type="string">
            <text:p>6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村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仔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光村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58" calcext:value-type="float">
            <text:p>2,058</text:p>
          </table:table-cell>
          <table:table-cell table:style-name="ce4" office:value-type="string" calcext:value-type="string">
            <text:p>6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村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77" calcext:value-type="float">
            <text:p>1,977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園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南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6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山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湖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嶺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1011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雲林縣" style:display-name="PageStyle_雲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6</meta:creation-date>
    <meta:initial-creator>Apache POI</meta:initial-creator>
    <meta:generator>LibreOffice/6.0.7.3$Linux_X86_64 LibreOffice_project/00m0$Build-3</meta:generator>
    <meta:document-statistic meta:table-count="1" meta:cell-count="4971" meta:object-count="0"/>
  </office:meta>
</office:document-meta>
</file>